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ff8000" draw:marker-start-width="0.321cm" draw:marker-end="Arrow" draw:marker-end-width="0.421cm" draw:fill="solid" draw:fill-color="#ff8000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8000" draw:marker-start-width="0.321cm" draw:marker-end-width="0.321cm" draw:fill="solid" draw:fill-color="#ff8000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svg:stroke-width="0.102cm" svg:stroke-color="#81d41a" draw:marker-start="Arrow" draw:marker-start-width="0.508cm" draw:marker-end="Arrow" draw:marker-end-width="0.457cm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73cm" fo:min-width="4.835cm"/>
      <style:paragraph-properties style:writing-mode="lr-tb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2.925cm" fo:min-width="4.70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925cm" fo:min-width="4.707cm"/>
      <style:paragraph-properties style:writing-mode="lr-tb"/>
    </style:style>
    <style:style style:name="gr12" style:family="graphic" style:parent-style-name="standard">
      <style:graphic-properties draw:fill="solid" draw:fill-color="#81d41a" draw:textarea-horizontal-align="justify" draw:textarea-vertical-align="middle" draw:auto-grow-height="false" fo:min-height="2.547cm" fo:min-width="4.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12cm" fo:min-width="3.691cm"/>
      <style:paragraph-properties style:writing-mode="lr-tb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color="#000000" fo:background-color="#ffff00"/>
    </style:style>
    <style:style style:name="P8" style:family="paragraph">
      <loext:graphic-properties draw:fill="none" draw:fill-color="#ffffff"/>
      <style:text-properties fo:color="#000000" fo:background-color="#ffff00"/>
    </style:style>
    <style:style style:name="P9" style:family="paragraph">
      <loext:graphic-properties draw:fill-color="#ff8000"/>
      <style:paragraph-properties fo:text-align="center"/>
    </style:style>
    <style:style style:name="P10" style:family="paragraph">
      <loext:graphic-properties draw:fill="solid" draw:fill-color="#81d41a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318cm" svg:y1="10.779cm" svg:x2="25.13cm" svg:y2="10.906cm">
          <text:p/>
        </draw:line>
        <draw:line draw:style-name="gr2" draw:text-style-name="P1" draw:layer="layout" svg:x1="5.318cm" svg:y1="10.144cm" svg:x2="5.318cm" svg:y2="11.414cm">
          <text:p/>
        </draw:line>
        <draw:line draw:style-name="gr2" draw:text-style-name="P1" draw:layer="layout" svg:x1="8.698cm" svg:y1="10.144cm" svg:x2="8.698cm" svg:y2="11.414cm">
          <text:p/>
        </draw:line>
        <draw:line draw:style-name="gr2" draw:text-style-name="P1" xml:id="id2" draw:id="id2" draw:layer="layout" svg:x1="13.232cm" svg:y1="10.144cm" svg:x2="13.232cm" svg:y2="11.414cm">
          <text:p/>
        </draw:line>
        <draw:line draw:style-name="gr2" draw:text-style-name="P1" xml:id="id4" draw:id="id4" draw:layer="layout" svg:x1="17.766cm" svg:y1="10.144cm" svg:x2="17.766cm" svg:y2="11.414cm">
          <text:p/>
        </draw:line>
        <draw:line draw:style-name="gr2" draw:text-style-name="P1" xml:id="id6" draw:id="id6" draw:layer="layout" svg:x1="22.218cm" svg:y1="10.144cm" svg:x2="22.218cm" svg:y2="11.414cm">
          <text:p/>
        </draw:line>
        <draw:frame draw:style-name="gr3" draw:text-style-name="P3" draw:layer="layout" svg:width="3.81cm" svg:height="2.301cm" svg:x="13.065cm" svg:y="12.938cm">
          <draw:text-box>
            <text:p text:style-name="P2"><text:span text:style-name="T1">Time</text:span></text:p>
          </draw:text-box>
        </draw:frame>
        <draw:frame draw:style-name="gr4" draw:text-style-name="P4" draw:layer="layout" svg:width="3.429cm" svg:height="1.016cm" svg:x="1.454cm" svg:y="10.209cm">
          <draw:text-box>
            <text:p>start_date</text:p>
          </draw:text-box>
        </draw:frame>
        <draw:frame draw:style-name="gr4" draw:text-style-name="P4" draw:layer="layout" svg:width="3.429cm" svg:height="1.016cm" svg:x="25.355cm" svg:y="10.209cm">
          <draw:text-box>
            <text:p>end_date</text:p>
          </draw:text-box>
        </draw:frame>
        <draw:frame draw:style-name="gr4" draw:text-style-name="P4" xml:id="id1" draw:id="id1" draw:layer="layout" svg:width="7.874cm" svg:height="1.016cm" svg:x="9.255cm" svg:y="6.523cm">
          <draw:text-box>
            <text:p>previous_execution_date</text:p>
          </draw:text-box>
        </draw:frame>
        <draw:frame draw:style-name="gr4" draw:text-style-name="P4" xml:id="id5" draw:id="id5" draw:layer="layout" svg:width="6.446cm" svg:height="1.016cm" svg:x="18.938cm" svg:y="6.623cm">
          <draw:text-box>
            <text:p>next_execution_date</text:p>
          </draw:text-box>
        </draw:frame>
        <draw:frame draw:style-name="gr4" draw:text-style-name="P4" xml:id="id3" draw:id="id3" draw:layer="layout" svg:width="5.074cm" svg:height="1.016cm" svg:x="15.23cm" svg:y="4.672cm">
          <draw:text-box>
            <text:p>execution_date</text:p>
          </draw:text-box>
        </draw:frame>
        <draw:connector draw:style-name="gr5" draw:text-style-name="P5" draw:layer="layout" draw:type="line" svg:x1="13.192cm" svg:y1="7.539cm" svg:x2="13.232cm" svg:y2="10.144cm" draw:start-shape="id1" draw:start-glue-point="2" draw:end-shape="id2" draw:end-glue-point="0" svg:d="M13192 7539l40 2605" svg:viewBox="0 0 41 2606">
          <text:p/>
        </draw:connector>
        <draw:connector draw:style-name="gr5" draw:text-style-name="P5" draw:layer="layout" draw:type="line" svg:x1="17.767cm" svg:y1="5.688cm" svg:x2="17.766cm" svg:y2="10.144cm" draw:start-shape="id3" draw:start-glue-point="2" draw:end-shape="id4" draw:end-glue-point="0" svg:d="M17767 5688l-1 4456" svg:viewBox="0 0 2 4457">
          <text:p/>
        </draw:connector>
        <draw:connector draw:style-name="gr5" draw:text-style-name="P5" draw:layer="layout" draw:type="line" svg:x1="22.161cm" svg:y1="7.639cm" svg:x2="22.218cm" svg:y2="10.144cm" draw:start-shape="id5" draw:start-glue-point="2" draw:end-shape="id6" draw:end-glue-point="0" svg:d="M22161 7639l57 2505" svg:viewBox="0 0 58 2506">
          <text:p/>
        </draw:connector>
        <draw:line draw:style-name="gr6" draw:text-style-name="P6" draw:layer="layout" svg:x1="18.145cm" svg:y1="10.398cm" svg:x2="21.828cm" svg:y2="10.398cm">
          <text:p/>
        </draw:line>
        <draw:frame draw:style-name="gr7" draw:text-style-name="P4" draw:layer="layout" svg:width="2.614cm" svg:height="1.673cm" svg:x="18.907cm" svg:y="8.482cm">
          <draw:text-box>
            <text:p>Current</text:p>
            <text:p>Interval</text:p>
          </draw:text-box>
        </draw:frame>
        <draw:frame draw:style-name="gr8" draw:text-style-name="P8" xml:id="id7" draw:id="id7" draw:layer="layout" svg:width="1.905cm" svg:height="0.962cm" svg:x="21.328cm" svg:y="12.684cm">
          <draw:text-box>
            <text:p text:style-name="P7">now</text:p>
          </draw:text-box>
        </draw:frame>
        <draw:connector draw:style-name="gr5" draw:text-style-name="P5" draw:layer="layout" draw:type="line" svg:x1="22.28cm" svg:y1="12.684cm" svg:x2="22.218cm" svg:y2="11.414cm" draw:start-shape="id7" draw:start-glue-point="0" draw:end-shape="id6" draw:end-glue-point="2" svg:d="M22280 12684l-62-1270" svg:viewBox="0 0 63 1271">
          <text:p/>
        </draw:connector>
      </draw:page>
      <draw:page draw:name="page2" draw:style-name="dp1" draw:master-page-name="Default">
        <draw:custom-shape draw:style-name="gr9" draw:text-style-name="P6" draw:layer="layout" svg:width="5.334cm" svg:height="3.556cm" svg:x="12.049cm" svg:y="2.454cm">
          <text:p text:style-name="P6">Metadata</text:p>
          <text:p text:style-name="P6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9" draw:layer="layout" svg:width="5.207cm" svg:height="3.175cm" svg:x="12.314cm" svg:y="8.061cm">
          <text:p text:style-name="P6">Schedul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207cm" svg:height="3.175cm" svg:x="19.434cm" svg:y="8.034cm">
          <text:p text:style-name="P6">Webserver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207cm" svg:height="3.175cm" svg:x="5.21cm" svg:y="7.861cm">
          <text:p text:style-name="P6">Workers</text:p>
          <draw:enhanced-geometry svg:viewBox="0 0 21600 21600" draw:type="rectangle" draw:enhanced-path="M 0 0 L 21600 0 21600 21600 0 21600 0 0 Z N"/>
        </draw:custom-shape>
        <draw:custom-shape draw:style-name="gr11" draw:text-style-name="P6" xml:id="id9" draw:id="id9" draw:layer="layout" svg:width="5.207cm" svg:height="3.175cm" svg:x="5.61cm" svg:y="8.261cm">
          <text:p text:style-name="P6">Workers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096cm" svg:height="4.191cm" svg:x="11.922cm" svg:y="13.384cm">
          <text:p text:style-name="P6">DAG</text:p>
          <text:p text:style-name="P6">Directory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6" xml:id="id8" draw:id="id8" draw:layer="layout" svg:width="4.191cm" svg:height="0.762cm" svg:x="12.938cm" svg:y="10.271cm">
          <text:p text:style-name="P6">Executo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938cm" svg:y1="10.652cm" svg:x2="10.817cm" svg:y2="9.848cm" draw:start-shape="id8" draw:start-glue-point="3" draw:end-shape="id9" svg:d="M12938 10652l-2121-804" svg:viewBox="0 0 2122 80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16:19:14.786182033</meta:creation-date>
    <dc:date>2022-10-09T18:30:31.697144816</dc:date>
    <meta:editing-duration>PT13H50M41S</meta:editing-duration>
    <meta:editing-cycles>23</meta:editing-cycles>
    <meta:generator>LibreOffice/6.4.7.2$Linux_X86_64 LibreOffice_project/40$Build-2</meta:generator>
    <meta:document-statistic meta:object-count="27"/>
  </office:meta>
</office:document-meta>
</file>